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7.8in" fo:margin-left="0.5in" table:align="left"/>
    </style:style>
    <style:style style:name="Table2.A" style:family="table-column">
      <style:table-column-properties style:column-width="0.7611in"/>
    </style:style>
    <style:style style:name="Table2.B" style:family="table-column">
      <style:table-column-properties style:column-width="6.1285in"/>
    </style:style>
    <style:style style:name="Table2.C" style:family="table-column">
      <style:table-column-properties style:column-width="0.9104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43c86f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43c86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9b5a0" officeooo:paragraph-rsid="001bf31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1987e" officeooo:paragraph-rsid="0031987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453529" officeooo:paragraph-rsid="00453529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89bed" officeooo:paragraph-rsid="00506b66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58e6c6" officeooo:paragraph-rsid="0058e6c6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53529" officeooo:paragraph-rsid="0045352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53529" officeooo:paragraph-rsid="0058e6c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8e6c6" officeooo:paragraph-rsid="0058e6c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43c86f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1" fo:font-size="12pt" officeooo:rsid="0058e6c6" officeooo:paragraph-rsid="0058e6c6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58e6c6" officeooo:paragraph-rsid="0058e6c6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554a52" officeooo:paragraph-rsid="00554a52" style:font-size-asian="12pt" style:font-weight-asian="bold" style:font-size-complex="12pt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782c2" officeooo:paragraph-rsid="004782c2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782c2" officeooo:paragraph-rsid="004782c2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67298" officeooo:paragraph-rsid="00567298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53529" officeooo:paragraph-rsid="0031987e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53529" officeooo:paragraph-rsid="00453529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53529" officeooo:paragraph-rsid="00453529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53529" officeooo:paragraph-rsid="00453529" style:font-size-asian="12pt" style:font-weight-asian="normal" style:font-size-complex="12pt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53529" officeooo:paragraph-rsid="00453529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987e" officeooo:paragraph-rsid="0051502b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7e49a" officeooo:paragraph-rsid="0051502b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7e49a" officeooo:paragraph-rsid="0049d2e7" style:font-size-asian="12pt" style:font-weight-asian="normal" style:font-size-complex="12pt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8e6c6" officeooo:paragraph-rsid="0058e6c6" style:font-size-asian="12pt" style:font-weight-asian="normal" style:font-size-complex="12pt" style:font-weight-complex="normal"/>
    </style:style>
    <style:style style:name="P31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5541e" officeooo:paragraph-rsid="005bc04b" style:font-size-asian="12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officeooo:paragraph-rsid="0045352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7e49a" style:font-weight-asian="bold" style:font-weight-complex="bold"/>
    </style:style>
    <style:style style:name="T3" style:family="text">
      <style:text-properties fo:font-weight="bold" officeooo:rsid="0051502b" style:font-weight-asian="bold" style:font-weight-complex="bold"/>
    </style:style>
    <style:style style:name="T4" style:family="text">
      <style:text-properties fo:font-weight="bold" officeooo:rsid="0051a744" style:font-weight-asian="bold" style:font-weight-complex="bold"/>
    </style:style>
    <style:style style:name="T5" style:family="text">
      <style:text-properties officeooo:rsid="0035db3e"/>
    </style:style>
    <style:style style:name="T6" style:family="text">
      <style:text-properties style:font-name="DejaVu Sans Condensed1" fo:font-size="12pt" fo:font-weight="bold" officeooo:rsid="004198dd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41b62e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1f4767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1e415e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2ebe0a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3fff82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54a7e6" style:font-size-asian="12pt" style:font-weight-asian="bold" style:font-size-complex="12pt" style:font-weight-complex="bold"/>
    </style:style>
    <style:style style:name="T14" style:family="text">
      <style:text-properties officeooo:rsid="00481e6a"/>
    </style:style>
    <style:style style:name="T15" style:family="text">
      <style:text-properties officeooo:rsid="004bf709"/>
    </style:style>
    <style:style style:name="T16" style:family="text">
      <style:text-properties officeooo:rsid="004cff33"/>
    </style:style>
    <style:style style:name="T17" style:family="text">
      <style:text-properties officeooo:rsid="004e4f7d"/>
    </style:style>
    <style:style style:name="T18" style:family="text">
      <style:text-properties style:text-underline-style="none" officeooo:rsid="0071b37b"/>
    </style:style>
    <style:style style:name="T19" style:family="text">
      <style:text-properties style:text-underline-style="none" officeooo:rsid="007218a7"/>
    </style:style>
    <style:style style:name="T20" style:family="text">
      <style:text-properties style:text-underline-style="none" officeooo:rsid="00506b66"/>
    </style:style>
    <style:style style:name="T21" style:family="text">
      <style:text-properties officeooo:rsid="00506b66"/>
    </style:style>
    <style:style style:name="T22" style:family="text">
      <style:text-properties officeooo:rsid="0051a744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453529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453529" style:font-size-asian="12pt" style:font-weight-asian="normal" style:font-size-complex="12pt" style:font-weight-complex="normal"/>
    </style:style>
    <style:style style:name="T25" style:family="text">
      <style:text-properties officeooo:rsid="00554a52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57c10d"/>
    </style:style>
    <style:style style:name="T28" style:family="text">
      <style:text-properties officeooo:rsid="005810db"/>
    </style:style>
    <style:style style:name="T29" style:family="text">
      <style:text-properties officeooo:rsid="0058bc16"/>
    </style:style>
    <style:style style:name="T30" style:family="text">
      <style:text-properties officeooo:rsid="0058e6c6"/>
    </style:style>
    <style:style style:name="T31" style:family="text">
      <style:text-properties officeooo:rsid="005bc04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5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13"><text:span text:style-name="T6">4</text:span><text:span text:style-name="T7">0</text:span><text:span text:style-name="T6">3</text:span><text:span text:style-name="T8"> - </text:span><text:span text:style-name="T9">A/</text:span><text:span text:style-name="T10">A</text:span><text:span text:style-name="T11"> - </text:span><text:span text:style-name="T13">Pilot - </text:span><text:span text:style-name="T12">Sparrow</text:span></text:p>
      <text:p text:style-name="P3"/>
      <text:p text:style-name="P6">Fence In:</text:p>
      <text:list text:style-name="L1">
        <text:list-item>
          <text:p text:style-name="P16">Master Arm<text:span text:style-name="T26"> ... </text:span>ON</text:p>
        </text:list-item>
        <text:list-item>
          <text:p text:style-name="P17">RDR MSL switch<text:span text:style-name="T26"> ... </text:span>CW ON (T3 switch)</text:p>
        </text:list-item>
      </text:list>
      <text:p text:style-name="P4"/>
      <text:p text:style-name="P7">Best sustained turn ... <text:span text:style-name="T21">Sea level: </text:span><text:span text:style-name="T18">0.78</text:span><text:span text:style-name="T19"> Mach/525 KIAS</text:span><text:span text:style-name="T20">; </text:span><text:span text:style-name="T19">35,000 ft: </text:span><text:span text:style-name="T18">0.85 Mach</text:span><text:span text:style-name="T19">/300 KIAS</text:span></text:p>
      <text:p text:style-name="P9"/>
      <text:p text:style-name="P5">AIM-7 Sparrow</text:p>
      <text:list xml:id="list4052819405" text:style-name="L2">
        <text:list-item>
          <text:p text:style-name="P18">Tuning, before engagement<text:span text:style-name="T22">:</text:span></text:p>
          <text:list>
            <text:list-item>
              <text:p text:style-name="P18">Radar ... ON, or any position other than OFF</text:p>
            </text:list-item>
            <text:list-item>
              <text:p text:style-name="P18">RDR MSL switch ... CW ON for at least one minute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9">The <text:span text:style-name="T25">blue </text:span>"RDR" missile status light should illuminate for at least one minute for each station with a Sparrow.<text:span text:style-name="T22"> <text:s/>AIM-7E and E2 require 4 minutes, all others require 1 minute.</text:span></text:p>
                </text:list-item>
                <text:list-item>
                  <text:p text:style-name="P20">You can set the switch to STBY<text:span text:style-name="T28"> if you want to safe the Sparrows</text:span><text:span text:style-name="T30">, but there's n</text:span><text:span text:style-name="T28">o downside to leaving it </text:span><text:span text:style-name="T29">ON</text:span><text:span text:style-name="T30">.</text:span></text:p>
                </text:list-item>
              </text:list>
            </text:list-item>
          </text:list>
        </text:list-item>
      </text:list>
      <text:list xml:id="list151713224411118" text:continue-list="list4052819405" text:style-name="L2">
        <text:list-item>
          <text:p text:style-name="P21">Setup:</text:p>
          <text:list>
            <text:list-item>
              <text:p text:style-name="P26"><text:span text:style-name="T1">Weapon Selector switch</text:span> ... <text:span text:style-name="T3">RADAR</text:span> (<text:span text:style-name="T2">Pinky switch</text:span><text:span text:style-name="T1"> </text:span><text:span text:style-name="T3">down</text:span>)</text:p>
            </text:list-item>
            <text:list-item>
              <text:p text:style-name="P28"><text:span text:style-name="T1">Sight Mode knob</text:span> ... <text:span text:style-name="T1">A/A</text:span></text:p>
            </text:list-item>
            <text:list-item>
              <text:p text:style-name="P18"><text:span text:style-name="T1">RDR MSL switch</text:span> ... <text:span text:style-name="T1">CW ON</text:span><text:span text:style-name="T22"> (center console)</text:span></text:p>
            </text:list-item>
          </text:list>
        </text:list-item>
        <text:list-item>
          <text:p text:style-name="P22"><text:span text:style-name="T1">Lock target</text:span><text:span text:style-name="T22"> with </text:span><text:span text:style-name="T4">Jester</text:span><text:span text:style-name="T22"> commands or </text:span><text:span text:style-name="T4">CAA</text:span><text:span text:style-name="T22"> auto-acquisition mode.</text:span></text:p>
        </text:list-item>
      </text:list>
      <text:list text:style-name="L4">
        <text:list-item>
          <text:list>
            <text:list-item>
              <text:p text:style-name="P32"><text:span text:style-name="T23">Rear Thumb Button press</text:span><text:span text:style-name="T24"> to enter </text:span><text:span text:style-name="T23">Cage</text:span><text:span text:style-name="T24"> mode, then </text:span><text:span text:style-name="T23">Flip-down Trigger press</text:span><text:span text:style-name="T24"> to enter </text:span><text:span text:style-name="T23">CAA</text:span><text:span text:style-name="T24"> mode. <text:s/>Select scan azimuth with </text:span><text:span text:style-name="T23">Pinky Switch up/down/press</text:span><text:span text:style-name="T24">. <text:s/>After lock, </text:span><text:span text:style-name="T23">Pinky Switch</text:span><text:span text:style-name="T24"> back to </text:span><text:span text:style-name="T23">desired weapon</text:span><text:span text:style-name="T24">. <text:s/></text:span><text:span text:style-name="T23">Double-press Jester Context button</text:span><text:span text:style-name="T24"> to </text:span><text:span text:style-name="T23">exit Cage mode</text:span><text:span text:style-name="T24">.</text:span></text:p>
            </text:list-item>
          </text:list>
        </text:list-item>
      </text:list>
      <text:list xml:id="list151712003684599" text:continue-list="list151713224411118" text:style-name="L2">
        <text:list-item>
          <text:p text:style-name="P29">Range indicator on pipper shows <text:span text:style-name="T14">3,000 ft per hash mark, from 3,000 ft at 6 o'clock to </text:span>20,000' (approx 3.3 nmi).</text:p>
        </text:list-item>
        <text:list-item>
          <text:p text:style-name="P22">Radar screen will show two lines<text:span text:style-name="T22">:</text:span> <text:span text:style-name="T1">RMax</text:span> (max range assuming target doesn't maneuver) and <text:span text:style-name="T1">RMax2</text:span> (max range assuming target maneuvers up to 8G).</text:p>
        </text:list-item>
      </text:list>
      <text:list text:style-name="L5">
        <text:list-item>
          <text:list>
            <text:list-item>
              <text:p text:style-name="P23">There is no RMin line<text:span text:style-name="T22"> for Sparrows</text:span>, but radar will show a <text:span text:style-name="T1">Break X</text:span> if within min range.</text:p>
            </text:list-item>
          </text:list>
        </text:list-item>
      </text:list>
      <text:list xml:id="list151713274440470" text:continue-list="list151712003684599" text:style-name="L2">
        <text:list-item>
          <text:p text:style-name="P22">If INTERLOCK switch is ON<text:span text:style-name="T22"> (instrument panel lower)</text:span>, you must be in the<text:span text:style-name="T22">se </text:span>parameters to allow launch:</text:p>
          <text:list>
            <text:list-item>
              <text:p text:style-name="P22">Missile in range (IN RANGE light lit<text:span text:style-name="T27">, next to radar screen</text:span>).</text:p>
            </text:list-item>
            <text:list-item>
              <text:p text:style-name="P22">Target aim dot inside the ASE (Allowable Steering Error) circle.</text:p>
            </text:list-item>
            <text:list-item>
              <text:p text:style-name="P22">Radar display not in VI (Vis<text:span text:style-name="T17">ual Intercept</text:span>) mode.</text:p>
            </text:list-item>
          </text:list>
        </text:list-item>
        <text:list-item>
          <text:p text:style-name="P22">Special missile considerations:</text:p>
        </text:list-item>
      </text:list>
      <text:list text:style-name="L6">
        <text:list-item>
          <text:list>
            <text:list-item>
              <text:p text:style-name="P24">AIM-7E/E2: If Master Arm switch is ON before radar lock, delay 4 seconds after lock until firing.</text:p>
            </text:list-item>
            <text:list-item>
              <text:p text:style-name="P24">AIM-7F: If Master Arm switch is ON before radar lock, delay 2 seconds after lock until firing.</text:p>
            </text:list-item>
            <text:list-item>
              <text:p text:style-name="P24">If Master Arm switch is set to ON after radar lock, subtract 2 seconds from numbers above.</text:p>
            </text:list-item>
            <text:list-item>
              <text:p text:style-name="P24">This delay is needed in order for the missile to calibrate to the target's doppler shift??</text:p>
            </text:list-item>
          </text:list>
        </text:list-item>
      </text:list>
      <text:list xml:id="list151712126785204" text:continue-list="list151713274440470" text:style-name="L2">
        <text:list-item>
          <text:p text:style-name="P27">When in range, fire with <text:span text:style-name="T1">Trigger</text:span>.</text:p>
        </text:list-item>
        <text:list-item>
          <text:p text:style-name="P22">After launch, RMax2 line falls to bottom of display and starts going upwards, representing the missile flight time. <text:s/>When line reaches target, missile should as well.</text:p>
        </text:list-item>
      </text:list>
      <text:p text:style-name="P9"/>
      <text:p text:style-name="P6">Other information</text:p>
      <text:list text:style-name="L7">
        <text:list-item>
          <text:p text:style-name="P25">Launch sequence:</text:p>
          <text:list>
            <text:list-item>
              <text:p text:style-name="P25">Left forward, right forward, left rear, right rear.</text:p>
            </text:list-item>
          </text:list>
        </text:list-item>
        <text:list-item>
          <text:p text:style-name="P25">If you have a centerline tank or certain stores, forward missiles may not be able to launch until tank or stores are jettisoned. <text:s/>If launch is inhibited, <text:span text:style-name="T1">CL TK</text:span> light will illuminate<text:span text:style-name="T15"> (instrument panel </text:span><text:span text:style-name="T16">lower</text:span><text:span text:style-name="T15">)</text:span></text:p>
        </text:list-item>
      </text:list>
      <text:p text:style-name="P10"/>
      <text:p text:style-name="P8">AIM-7 Sparrow variant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Name</text:p>
          </table:table-cell>
          <table:table-cell table:style-name="Table2.A1" office:value-type="string">
            <text:p text:style-name="P15">Notes</text:p>
          </table:table-cell>
          <table:table-cell table:style-name="Table2.C1" office:value-type="string">
            <text:p text:style-name="P15">In service</text:p>
          </table:table-cell>
        </table:table-row>
        <table:table-row>
          <table:table-cell table:style-name="Table2.A2" office:value-type="string">
            <text:p text:style-name="P14">AIM-7E</text:p>
          </table:table-cell>
          <table:table-cell table:style-name="Table2.A2" office:value-type="string">
            <text:p text:style-name="P14">Base version.</text:p>
          </table:table-cell>
          <table:table-cell table:style-name="Table2.C2" office:value-type="string">
            <text:p text:style-name="P14">1963</text:p>
          </table:table-cell>
        </table:table-row>
        <table:table-row>
          <table:table-cell table:style-name="Table2.A2" office:value-type="string">
            <text:p text:style-name="P14">AIM-7E-2</text:p>
          </table:table-cell>
          <table:table-cell table:style-name="Table2.A2" office:value-type="string">
            <text:p text:style-name="P11">"Dogfight version", clipped fins for better maneuverability at close range, reduced fuzing time for shorter min range. <text:s/>However, poorer energy retention at long range.</text:p>
          </table:table-cell>
          <table:table-cell table:style-name="Table2.C2" office:value-type="string">
            <text:p text:style-name="P14">1969</text:p>
          </table:table-cell>
        </table:table-row>
        <table:table-row>
          <table:table-cell table:style-name="Table2.A2" office:value-type="string">
            <text:p text:style-name="P14">AIM-7F</text:p>
          </table:table-cell>
          <table:table-cell table:style-name="Table2.A2" office:value-type="string">
            <text:p text:style-name="P11">Improved rocket motor and greater range, solid-state guidance system, larger warhead.</text:p>
          </table:table-cell>
          <table:table-cell table:style-name="Table2.C2" office:value-type="string">
            <text:p text:style-name="P14">1975</text:p>
          </table:table-cell>
        </table:table-row>
        <table:table-row>
          <table:table-cell table:style-name="Table2.A2" office:value-type="string">
            <text:p text:style-name="P14">AIM-7M</text:p>
          </table:table-cell>
          <table:table-cell table:style-name="Table2.A2" office:value-type="string">
            <text:p text:style-name="P11">Improved seeker (look-down/shoot-down), better fuze, better autopilot for optimized trajectory, improved warhead.</text:p>
          </table:table-cell>
          <table:table-cell table:style-name="Table2.C2" office:value-type="string">
            <text:p text:style-name="P14">1982</text:p>
          </table:table-cell>
        </table:table-row>
        <table:table-row>
          <table:table-cell table:style-name="Table2.A2" office:value-type="string">
            <text:p text:style-name="P14">AIM-7MH</text:p>
          </table:table-cell>
          <table:table-cell table:style-name="Table2.A2" office:value-type="string">
            <text:p text:style-name="P12">Improved homing algorithm with lofting ability?</text:p>
          </table:table-cell>
          <table:table-cell table:style-name="Table2.C2" office:value-type="string">
            <text:p text:style-name="P14">1987</text:p>
          </table:table-cell>
        </table:table-row>
        <table:table-row>
          <table:table-cell table:style-name="Table2.A2" office:value-type="string">
            <text:p text:style-name="P14">AIM-7P</text:p>
          </table:table-cell>
          <table:table-cell table:style-name="Table2.A2" office:value-type="string">
            <text:p text:style-name="P11">New fuze, autopilot supports mid-course guidance updates, better against small or low targets.</text:p>
          </table:table-cell>
          <table:table-cell table:style-name="Table2.C2" office:value-type="string">
            <text:p text:style-name="P14">1993</text:p>
          </table:table-cell>
        </table:table-row>
      </table:table>
      <text:list text:style-name="L9">
        <text:list-item>
          <text:p text:style-name="P31">As far as I can tell, USAF F-4Es never or very rarely carried AIM-<text:span text:style-name="T31">7M, MH, or P</text:span>. <text:s/>The best they used was generally the <text:span text:style-name="T31">F</text:span>. <text:s/>The F-4G did carry <text:span text:style-name="T31">at least the </text:span>M though, and F-4Es in foreign service may have carried <text:span text:style-name="T31">M or better</text:span>.</text:p>
        </text:list-item>
      </text:list>
      <text:p text:style-name="P12">Selected sources:</text:p>
      <text:list text:style-name="L8">
        <text:list-item>
          <text:p text:style-name="P30">https://www.globalsecurity.org/military/library/policy/navy/ntsp/Aim-7p.pdf</text:p>
        </text:list-item>
        <text:list-item>
          <text:p text:style-name="P30"><text:soft-page-break/>https://archive.org/details/incendiaries-explosives-and-munitions/U-S-Missiles/page/n3/mode/2up?q=%22aim-7p%2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 fo:font-weight="normal" style:font-weight-asian="normal" style:font-weight-complex="normal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5H45M40S</meta:editing-duration>
    <meta:editing-cycles>78</meta:editing-cycles>
    <meta:generator>LibreOffice/7.5.2.2$Windows_X86_64 LibreOffice_project/53bb9681a964705cf672590721dbc85eb4d0c3a2</meta:generator>
    <dc:date>2024-06-07T15:17:11.612000000</dc:date>
    <meta:document-statistic meta:table-count="2" meta:image-count="0" meta:object-count="0" meta:page-count="2" meta:paragraph-count="67" meta:word-count="626" meta:character-count="3683" meta:non-whitespace-character-count="3148"/>
  </office:meta>
</office:document-meta>
</file>